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iostream&gt;</text:p>
      <text:p text:style-name="Standard">using namespace std;</text:p>
      <text:p text:style-name="Standard">float ar[100000];</text:p>
      <text:p text:style-name="Standard">int main() {</text:p>
      <text:p text:style-name="Standard"><text:tab/>int t;</text:p>
      <text:p text:style-name="Standard"><text:tab/>cin&gt;&gt;t;</text:p>
      <text:p text:style-name="Standard"><text:tab/>while(t--)</text:p>
      <text:p text:style-name="Standard"><text:tab/>{</text:p>
      <text:p text:style-name="Standard"><text:tab/> <text:s text:c="3"/>float n,a,b;</text:p>
      <text:p text:style-name="Standard"><text:tab/> <text:s text:c="3"/>float win;</text:p>
      <text:p text:style-name="Standard"><text:tab/> <text:s text:c="3"/>float ca=0,cb=0;</text:p>
      <text:p text:style-name="Standard"><text:tab/> <text:s text:c="3"/>cin&gt;&gt;n&gt;&gt;a&gt;&gt;b;</text:p>
      <text:p text:style-name="Standard"><text:tab/> <text:s text:c="3"/>for(int i=0;i&lt;n;i++)</text:p>
      <text:p text:style-name="Standard"><text:tab/> <text:s text:c="3"/>{</text:p>
      <text:p text:style-name="Standard"><text:tab/> <text:s text:c="7"/>cin&gt;&gt;ar[i];</text:p>
      <text:p text:style-name="Standard"><text:tab/> <text:s text:c="3"/>}</text:p>
      <text:p text:style-name="Standard"><text:tab/> <text:s text:c="3"/>for(int i=0;i&lt;n;i++)</text:p>
      <text:p text:style-name="Standard"><text:tab/> <text:s text:c="3"/>{</text:p>
      <text:p text:style-name="Standard"><text:tab/> <text:s text:c="7"/>if(ar[i]==a)</text:p>
      <text:p text:style-name="Standard"><text:tab/> <text:s text:c="7"/>{</text:p>
      <text:p text:style-name="Standard"><text:tab/> <text:s text:c="11"/>ca++;</text:p>
      <text:p text:style-name="Standard"><text:tab/> <text:s text:c="7"/>}</text:p>
      <text:p text:style-name="Standard"><text:tab/> <text:s text:c="3"/>}</text:p>
      <text:p text:style-name="Standard"><text:tab/> <text:s text:c="3"/>for(int i=0;i&lt;n;i++)</text:p>
      <text:p text:style-name="Standard"><text:tab/> <text:s text:c="3"/>{</text:p>
      <text:p text:style-name="Standard"><text:tab/> <text:s text:c="7"/>if(ar[i]==b)</text:p>
      <text:p text:style-name="Standard"><text:tab/> <text:s text:c="7"/>{</text:p>
      <text:p text:style-name="Standard"><text:tab/> <text:s text:c="11"/>cb++;</text:p>
      <text:p text:style-name="Standard"><text:tab/> <text:s text:c="7"/>}</text:p>
      <text:p text:style-name="Standard"><text:tab/> <text:s text:c="3"/>}</text:p>
      <text:p text:style-name="Standard"><text:tab/> <text:s text:c="3"/>win=(ca*cb)/(n*n);</text:p>
      <text:p text:style-name="Standard"><text:tab/> <text:s text:c="3"/>cout&lt;&lt;win&lt;&lt;endl;</text:p>
      <text:p text:style-name="Standard"><text:tab/>}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20:26:10.385008212</meta:creation-date>
    <dc:date>2018-06-04T20:27:01.521904423</dc:date>
    <meta:editing-duration>PT53S</meta:editing-duration>
    <meta:editing-cycles>1</meta:editing-cycles>
    <meta:document-statistic meta:table-count="0" meta:image-count="0" meta:object-count="0" meta:page-count="1" meta:paragraph-count="35" meta:word-count="50" meta:character-count="473" meta:non-whitespace-character-count="289"/>
    <meta:generator>LibreOffice/6.0.3.2$Linux_X86_64 LibreOffice_project/00m0$Build-2</meta:generator>
  </office:meta>
</office:document-meta>
</file>